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Cambria" svg:font-family="Cambria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text-shadow="1pt 1pt"/>
    </style:style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fo:text-shadow="1pt 1pt"/>
    </style:style>
    <style:style style:name="T6" style:family="text">
      <style:text-properties style:text-outline="true"/>
    </style:style>
    <style:style style:name="T7" style:family="text">
      <style:text-properties style:text-outline="true" fo:text-shadow="none"/>
    </style:style>
    <style:style style:name="T8" style:family="text">
      <style:text-properties style:text-underline-style="non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position="super 58%"/>
    </style:style>
    <style:style style:name="T11" style:family="text">
      <style:text-properties style:text-outline="false" fo:text-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Author">Автор документа</text:p>
      <text:p text:style-name="Book_20_Title">Тест конвертера <text:span text:style-name="T3">ExportToFB21</text:span><text:span text:style-name="T3"><text:note text:id="ftn1" text:note-class="footnote"><text:note-citation>1</text:note-citation><text:note-body>
       <text:p text:style-name="Footnote">Название книги</text:p></text:note-body></text:note></text:span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8">&lt;Пример&gt; &lt;с уголками и &amp;&gt;</text:span><text:span text:style-name="T8"><text:note text:id="ftn3" text:note-class="footnote"><text:note-citation>3</text:note-citation><text:note-body>
       <text:p text:style-name="Footnote">Сноска после эпиграфа — посмотрите <text:span text:style-name="T9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6">разными</text:span> стилями — <text:span text:style-name="T10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9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6. Обработки «<text:span text:style-name="T2">проблемных</text:span>» символов (&lt;, &gt;, &amp;). Если они есть в тексте — книга не проходит валидацию!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6">FictionBook</text:span> формата 2.1), <text:s/>и то, где должны быть секции, которые можно просмотреть в редакторах <text:span text:style-name="T6">FictionBook Editor</text:span>, <text:s/><text:span text:style-name="T5">FictionBook Writer </text:span>или <text:s/><text:span text:style-name="T5">FictionBook Designer</text:span>.</text:p>
      <text:p text:style-name="Poem_20_Title">1-я часть заголовока стиха</text:p>
      <text:p text:style-name="Poem_20_Title">2-я часть заголово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Еще стих</text:p>
      <text:p text:style-name="Poem_20_Author"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Уровень 1 — Часть 1. Демонстрация вложенности элементов на разный уровнях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/>
      <text:p text:style-name="Text_20_body">2. Весь текст, кроме эпиграфа и Аннотации части должен быть заключен между &lt;section&gt; ... &lt;/section&gt;, что соответствует схеме FictionBook2.1. </text:p>
      <text:p text:style-name="Text_20_body">Проверьте результат</text:p>
      <text:p text:style-name="Poem">Поэма</text:p>
      <text:p text:style-name="Level_20_2">Уровень 2 — Глава 1.1. Демонстрация вложенности элементов на разный уровнях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Цитата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1 Автор цитаты</text:p>
      <text:p text:style-name="Cite_20_Author"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Проверьте результат</text:p>
      <text:p text:style-name="Level_20_2">Уровень 2 — Глава 1.2</text:p>
      <text:p text:style-name="Level_20_3">Уровень 3 — Глава 1.2.1</text:p>
      <text:p text:style-name="Standard">Текст</text:p>
      <text:p text:style-name="SubTitle">Подзаголовок (<text:span text:style-name="T2">* * *</text:span>)</text:p>
      <text:p text:style-name="Standard">В этом Подзаголовке звездочки * * * - «под курсивом», а сам Подзаголовок и скобки — без стиля.</text:p>
      <text:p text:style-name="Level_20_1">Уровень 1 — Часть 2. Разные виды стихов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2-е четверостишие</text:p>
      <text:p text:style-name="Standard"/>
      <text:p text:style-name="Poem">3-е четверостишие</text:p>
      <text:p text:style-name="Standard">«Секрет» этого — между четверостишиями пустая строка без стиля Poem.</text:p>
      <text:p text:style-name="Level_20_1">Уровень 1 — Часть 3. Разные способы форматирования стилем &lt;code&gt;</text:p>
      <text:p text:style-name="Standard">1. Текст, где нужное слово форматируем <text:span text:style-name="T7">«контуром»</text:span><text:span text:style-name="T11">.</text:span></text:p>
      <text:p text:style-name="Standard"/>
      <text:p text:style-name="P1">2. Текст, иллюстрирующий тег «code» - сразу два абзаца.</text:p>
      <text:p text:style-name="P1">Текст, где сразу два абзаца отформатированы с помощью «тень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Cambria" svg:font-family="Cambria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ook_20_Author" style:display-name="Book Author" style:family="paragraph" style:next-style-name="Text_20_body" style:class="text" style:master-page-name="">
      <style:paragraph-properties fo:margin-left="0cm" fo:margin-right="0cm" fo:text-align="center" style:justify-single-word="false" fo:keep-together="always" fo:text-indent="1.3cm" style:auto-text-indent="false" style:shadow="none"/>
      <style:text-properties fo:color="#b84700" fo:font-size="14pt" fo:font-weight="normal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80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
  </meta:generator>
    <meta:creation-date>2007-11-28T09:36:06</meta:creation-date>
    <dc:date>2007-12-09T23:20:18</dc:date>
    <dc:language>ru-RU</dc:language>
    <meta:editing-cycles>124</meta:editing-cycles>
    <meta:editing-duration>PT13H17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80" meta:word-count="553" meta:character-count="3857"/>
  </office:meta>
</office:document-meta>
</file>